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2.44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6894in" svg:height="9.3874in" svg:x="1.3768in" svg:y="2.085in">
            <draw:object draw:notify-on-update-of-ranges="Sheet1.B2:Sheet1.B11 Sheet1.F1:Sheet1.F1 Sheet1.F2:Sheet1.F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Experiment 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65">
            <text:p>86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10.1214">
            <text:p>10.1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989">
            <text:p>298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7.7988">
            <text:p>37.79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814">
            <text:p>281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6.7398">
            <text:p>36.73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342">
            <text:p>134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5.5618">
            <text:p>35.56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120">
            <text:p>31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46.2726">
            <text:p>46.27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434">
            <text:p>343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2.6274">
            <text:p>32.62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748">
            <text:p>274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6.7154">
            <text:p>36.71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2809">
            <text:p>280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3.3608">
            <text:p>33.36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2706">
            <text:p>270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7.8622">
            <text:p>37.86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220">
            <text:p>32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4.8002">
            <text:p>34.8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8T04:53:18</dc:date>
    <dc:creator>Lettier </dc:creator>
    <meta:document-statistic meta:table-count="1" meta:cell-count="66" meta:object-count="1"/>
    <meta:generator>LibreOffice/4.0.2.2$Linux_X86_64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18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392cm" svg:height="23.845cm" xlink:href=".." xlink:type="simple" chart:class="chart:line" chart:style-name="ch1">
        <chart:title svg:x="18.235cm" svg:y="0.795cm" chart:style-name="ch2">
          <text:p>SimPL</text:p>
        </chart:title>
        <chart:subtitle svg:x="8.689cm" svg:y="2.137cm" chart:style-name="ch3">
          <text:p>Average ball-in-play time of five rounds per every 10th generation top performer.</text:p>
        </chart:subtitle>
        <chart:legend svg:x="35.176cm" svg:y="12.397cm" style:legend-expansion="custom" chartooo:width="5.619cm" chartooo:height="0.943cm" style:legend-expansion-aspect-ratio="5.95864262990456" chart:style-name="ch4"/>
        <chart:plot-area chart:style-name="ch5" table:cell-range-address="Sheet1.B2:Sheet1.B11 Sheet1.F1:Sheet1.F11" chart:data-source-has-labels="both" svg:x="2.137cm" svg:y="3.501cm" svg:width="32.73cm" svg:height="18.885cm">
          <chartooo:coordinate-region svg:x="3.235cm" svg:y="3.7cm" svg:width="31.445cm" svg:height="18.039cm"/>
          <chart:axis chart:dimension="x" chart:name="primary-x" chart:style-name="ch6" chartooo:axis-type="auto">
            <chartooo:date-scale/>
            <chart:title svg:x="17.397cm" svg:y="22.414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543cm" svg:y="17.778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wo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10.1214">
                <text:p>10.1214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.7988">
                <text:p>37.798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6.7398">
                <text:p>36.739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5.5618">
                <text:p>35.56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6.2726">
                <text:p>46.272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2.6274">
                <text:p>32.627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6.7154">
                <text:p>36.715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3.3608">
                <text:p>33.360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7.8622">
                <text:p>37.862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4.8002">
                <text:p>34.8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18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392cm" svg:height="23.845cm" xlink:href=".." xlink:type="simple" chart:class="chart:line" chart:style-name="ch1">
        <chart:title svg:x="18.236cm" svg:y="0.795cm" chart:style-name="ch2">
          <text:p>SimPL</text:p>
        </chart:title>
        <chart:subtitle svg:x="8.689cm" svg:y="2.137cm" chart:style-name="ch3">
          <text:p>Average ball-in-play time of five rounds per every 10th generation top performer.</text:p>
        </chart:subtitle>
        <chart:legend svg:x="35.176cm" svg:y="12.397cm" style:legend-expansion="custom" chartooo:width="5.619cm" chartooo:height="0.943cm" style:legend-expansion-aspect-ratio="5.95864262990456" chart:style-name="ch4"/>
        <chart:plot-area chart:style-name="ch5" table:cell-range-address="Sheet1.B2:Sheet1.B11 Sheet1.F1:Sheet1.F11" chart:data-source-has-labels="both" svg:x="2.137cm" svg:y="3.501cm" svg:width="32.73cm" svg:height="18.885cm">
          <chartooo:coordinate-region svg:x="3.235cm" svg:y="3.7cm" svg:width="31.445cm" svg:height="18.039cm"/>
          <chart:axis chart:dimension="x" chart:name="primary-x" chart:style-name="ch6" chartooo:axis-type="auto">
            <chartooo:date-scale/>
            <chart:title svg:x="17.397cm" svg:y="22.414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543cm" svg:y="17.777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wo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10.1214">
                <text:p>10.1214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.7988">
                <text:p>37.798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6.7398">
                <text:p>36.739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5.5618">
                <text:p>35.56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6.2726">
                <text:p>46.272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2.6274">
                <text:p>32.627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6.7154">
                <text:p>36.715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3.3608">
                <text:p>33.360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7.8622">
                <text:p>37.862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4.8002">
                <text:p>34.8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